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B800000BB80ACD95444D168223.png" manifest:media-type="image/png"/>
  <manifest:file-entry manifest:full-path="Pictures/1000020100000BB800000BB8197BAC58AD426399.png" manifest:media-type="image/png"/>
  <manifest:file-entry manifest:full-path="Pictures/1000020100000BB800000BB89277BB5D0D70E608.png" manifest:media-type="image/png"/>
  <manifest:file-entry manifest:full-path="Pictures/1000020100000BB800000BB84B6AB2D85940A762.png" manifest:media-type="image/png"/>
  <manifest:file-entry manifest:full-path="Pictures/1000020100000BB800000BB8AF06FC33657280FB.png" manifest:media-type="image/png"/>
  <manifest:file-entry manifest:full-path="Pictures/1000020100000BB800000BB89720C4DD280C86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7e0021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P1" style:family="paragraph">
      <loext:graphic-properties draw:fill="none"/>
      <style:paragraph-properties fo:text-align="center"/>
      <style:text-properties style:font-name="Roboto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Roboto"/>
    </style:style>
    <style:style style:name="T1" style:family="text">
      <style:text-properties style:font-name="Robo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5cm" svg:height="6.35cm" svg:x="1cm" svg:y="1cm">
          <draw:image xlink:href="Pictures/1000020100000BB800000BB89277BB5D0D70E608.png" xlink:type="simple" xlink:show="embed" xlink:actuate="onLoad">
            <text:p/>
          </draw:image>
        </draw:frame>
        <draw:frame draw:style-name="gr1" draw:text-style-name="P2" draw:layer="layout" svg:width="6.35cm" svg:height="6.35cm" svg:x="7.35cm" svg:y="1cm">
          <draw:image xlink:href="Pictures/1000020100000BB800000BB8AF06FC33657280FB.png" xlink:type="simple" xlink:show="embed" xlink:actuate="onLoad">
            <text:p/>
          </draw:image>
        </draw:frame>
        <draw:frame draw:style-name="gr1" draw:text-style-name="P2" draw:layer="layout" svg:width="6.35cm" svg:height="6.35cm" svg:x="13.7cm" svg:y="1cm">
          <draw:image xlink:href="Pictures/1000020100000BB800000BB89720C4DD280C8639.png" xlink:type="simple" xlink:show="embed" xlink:actuate="onLoad">
            <text:p/>
          </draw:image>
        </draw:frame>
        <draw:frame draw:style-name="gr1" draw:text-style-name="P2" draw:layer="layout" svg:width="6.35cm" svg:height="6.35cm" svg:x="7.35cm" svg:y="6.962cm">
          <draw:image xlink:href="Pictures/1000020100000BB800000BB84B6AB2D85940A762.png" xlink:type="simple" xlink:show="embed" xlink:actuate="onLoad">
            <text:p/>
          </draw:image>
        </draw:frame>
        <draw:frame draw:style-name="gr1" draw:text-style-name="P2" draw:layer="layout" svg:width="6.35cm" svg:height="6.35cm" svg:x="13.7cm" svg:y="6.962cm">
          <draw:image xlink:href="Pictures/1000020100000BB800000BB8197BAC58AD426399.png" xlink:type="simple" xlink:show="embed" xlink:actuate="onLoad">
            <text:p/>
          </draw:image>
        </draw:frame>
        <draw:frame draw:style-name="gr1" draw:text-style-name="P1" draw:layer="layout" svg:width="6.35cm" svg:height="6.35cm" svg:x="1cm" svg:y="6.962cm">
          <draw:image xlink:href="Pictures/1000020100000BB800000BB80ACD95444D168223.png" xlink:type="simple" xlink:show="embed" xlink:actuate="onLoad">
            <text:p/>
          </draw:image>
        </draw:frame>
        <draw:frame draw:style-name="gr2" draw:text-style-name="P3" draw:layer="layout" svg:width="3.779cm" svg:height="0.996cm" svg:x="1.793cm" svg:y="1.816cm">
          <draw:text-box>
            <text:p><text:span text:style-name="T1">H Flux (log)</text:span></text:p>
          </draw:text-box>
        </draw:frame>
        <draw:frame draw:style-name="gr2" draw:text-style-name="P3" draw:layer="layout" svg:width="3.779cm" svg:height="0.996cm" svg:x="1.794cm" svg:y="7.807cm">
          <draw:text-box>
            <text:p><text:span text:style-name="T1">H Flux</text:span></text:p>
          </draw:text-box>
        </draw:frame>
        <draw:frame draw:style-name="gr2" draw:text-style-name="P3" draw:layer="layout" svg:width="3.779cm" svg:height="0.996cm" svg:x="8.163cm" svg:y="1.816cm">
          <draw:text-box>
            <text:p><text:span text:style-name="T1">Spheroid</text:span></text:p>
          </draw:text-box>
        </draw:frame>
        <draw:frame draw:style-name="gr2" draw:text-style-name="P3" draw:layer="layout" svg:width="3.779cm" svg:height="0.996cm" svg:x="14.513cm" svg:y="1.816cm">
          <draw:text-box>
            <text:p><text:span text:style-name="T1">Disk</text:span></text:p>
          </draw:text-box>
        </draw:frame>
        <draw:frame draw:style-name="gr2" draw:text-style-name="P3" draw:layer="layout" svg:width="4.774cm" svg:height="0.996cm" svg:x="14.514cm" svg:y="7.816cm">
          <draw:text-box>
            <text:p><text:span text:style-name="T1">PS/Compact</text:span></text:p>
          </draw:text-box>
        </draw:frame>
        <draw:frame draw:style-name="gr2" draw:text-style-name="P3" draw:layer="layout" svg:width="3.779cm" svg:height="0.996cm" svg:x="8.164cm" svg:y="7.816cm">
          <draw:text-box>
            <text:p><text:span text:style-name="T1">Irregul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31cm" fo:page-height="14.3cm" style:print-orientation="landscape"/>
    </style:page-layout>
    <style:style style:name="Mdp1" style:family="drawing-page">
      <style:drawing-page-properties draw:background-size="border" draw:fill="solid" draw:fill-color="#7e0021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09:38:23.390711476</meta:creation-date>
    <dc:date>2019-03-08T10:40:26.589864485</dc:date>
    <meta:editing-duration>PT15M29S</meta:editing-duration>
    <meta:editing-cycles>2</meta:editing-cycles>
    <meta:generator>LibreOffice/5.1.6.2$Linux_X86_64 LibreOffice_project/10m0$Build-2</meta:generator>
    <meta:document-statistic meta:object-count="12"/>
  </office:meta>
</office:document-meta>
</file>